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ef7" officeooo:paragraph-rsid="001b6ef7"/>
    </style:style>
    <style:style style:name="T1" style:family="text">
      <style:text-properties officeooo:rsid="001d4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dxkn <text:span text:style-name="T1">wedniaefiuei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5:34:33.289102885</meta:creation-date>
    <dc:date>2023-10-20T15:38:49.419431071</dc:date>
    <meta:editing-duration>PT4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20" meta:non-whitespace-character-count="19"/>
  </office:meta>
</office:document-meta>
</file>